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20000005B94AD645E.png" manifest:media-type="image/png"/>
  <manifest:file-entry manifest:full-path="Pictures/1000528D00001E630000099DB76F2EE1.svg" manifest:media-type="image/svg+xml"/>
  <manifest:file-entry manifest:full-path="Pictures/1000000000000A20000006C09951A28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Bold" svg:font-family="'Montserrat 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 Bold" svg:font-family="'Open Sans Bold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7f7f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132cm" svg:stroke-color="#a28231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" style:family="graphic">
      <style:graphic-properties style:writing-mode="lr-tb" loext:decorative="false"/>
    </style:style>
    <style:style style:name="gr26" style:family="graphic" style:parent-style-name="standard">
      <style:graphic-properties draw:stroke="solid" svg:stroke-width="0.035cm" svg:stroke-color="#000000" draw:fill="solid" draw:fill-color="#000000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3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.331cm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331cm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4.741cm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4.741cm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.185cm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.185cm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0.741cm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0.741cm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6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17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18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2.568cm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2.568cm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.679cm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.679cm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3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12" style:repeat="stretch"/>
      <style:paragraph-properties fo:text-align="start"/>
      <style:text-properties fo:font-size="18pt"/>
    </style:style>
    <style:style style:name="P27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P28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29" style:family="paragraph">
      <loext:graphic-properties draw:fill="solid" draw:fill-color="#000000" draw:opacity="0%"/>
      <style:paragraph-properties fo:text-align="start"/>
      <style:text-properties fo:font-size="18pt"/>
    </style:style>
    <style:style style:name="P30" style:family="paragraph">
      <loext:graphic-properties draw:fill="bitmap" draw:fill-image-name="msFillBitmap_20_15" style:repeat="stretch"/>
      <style:paragraph-properties fo:text-align="start"/>
      <style:text-properties fo:font-size="18pt"/>
    </style:style>
    <style:style style:name="P31" style:family="paragraph">
      <loext:graphic-properties draw:fill="bitmap" draw:fill-image-name="msFillBitmap_20_16" style:repeat="stretch"/>
      <style:paragraph-properties fo:text-align="start"/>
      <style:text-properties fo:font-size="18pt"/>
    </style:style>
    <style:style style:name="P32" style:family="paragraph">
      <loext:graphic-properties draw:fill="bitmap" draw:fill-image-name="msFillBitmap_20_17" style:repeat="stretch"/>
      <style:paragraph-properties fo:text-align="start"/>
      <style:text-properties fo:font-size="18pt"/>
    </style:style>
    <style:style style:name="P33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1d1d1f" loext:opacity="100%" style:text-outline="false" style:text-line-through-style="none" style:text-line-through-type="none" style:text-position="0% 100%" style:font-name="Montserrat Bold" fo:font-size="27pt" fo:letter-spacing="0.19cm" fo:language="en" fo:country="US" fo:font-style="normal" style:text-underline-style="none" fo:font-weight="bold" fo:background-color="transparent" style:font-name-asian="Montserrat Bold" style:font-size-asian="27pt" style:font-style-asian="normal" style:font-weight-asian="bold" style:font-name-complex="Montserrat Bold" style:font-size-complex="27pt" style:font-style-complex="normal" style:font-weight-complex="bold"/>
    </style:style>
    <style:style style:name="T2" style:family="text">
      <style:text-properties fo:font-variant="normal" fo:text-transform="none" fo:color="#1d1d1f" loext:opacity="100%" style:text-outline="false" style:text-line-through-style="none" style:text-line-through-type="none" style:text-position="0% 100%" style:font-name="Montserrat Bold" fo:font-size="96pt" fo:letter-spacing="normal" fo:language="en" fo:country="US" fo:font-style="normal" style:text-underline-style="none" fo:font-weight="bold" fo:background-color="transparent" style:font-name-asian="Montserrat Bold" style:font-size-asian="96pt" style:font-style-asian="normal" style:font-weight-asian="bold" style:font-name-complex="Montserrat Bold" style:font-size-complex="96pt" style:font-style-complex="normal" style:font-weight-complex="bold"/>
    </style:style>
    <style:style style:name="T3" style:family="text">
      <style:text-properties fo:font-variant="normal" fo:text-transform="none" fo:color="#1d1d1f" loext:opacity="100%" style:text-outline="false" style:text-line-through-style="none" style:text-line-through-type="none" style:text-position="0% 100%" style:font-name="Montserrat Bold" fo:font-size="24pt" fo:letter-spacing="0.169cm" fo:language="en" fo:country="US" fo:font-style="normal" style:text-underline-style="none" fo:font-weight="bold" fo:background-color="transparent" style:font-name-asian="Montserrat Bold" style:font-size-asian="24pt" style:font-style-asian="normal" style:font-weight-asian="bold" style:font-name-complex="Montserrat Bold" style:font-size-complex="24pt" style:font-style-complex="normal" style:font-weight-complex="bold"/>
    </style:style>
    <style:style style:name="T4" style:family="text">
      <style:text-properties fo:font-variant="normal" fo:text-transform="none" fo:color="#1d1d1f" loext:opacity="100%" style:text-outline="false" style:text-line-through-style="none" style:text-line-through-type="none" style:text-position="0% 100%" style:font-name="Montserrat Bold" fo:font-size="15pt" fo:letter-spacing="0.106cm" fo:language="en" fo:country="US" fo:font-style="normal" style:text-underline-style="none" fo:font-weight="bold" fo:background-color="transparent" style:font-name-asian="Montserrat Bold" style:font-size-asian="15pt" style:font-style-asian="normal" style:font-weight-asian="bold" style:font-name-complex="Montserrat Bold" style:font-size-complex="15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 Bold" fo:font-size="52pt" fo:letter-spacing="normal" fo:language="en" fo:country="US" fo:font-style="normal" style:text-underline-style="none" fo:font-weight="bold" fo:background-color="transparent" style:font-name-asian="Open Sans Bold" style:font-size-asian="52pt" style:font-style-asian="normal" style:font-weight-asian="bold" style:font-name-complex="Open Sans Bold" style:font-size-complex="5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34pt" fo:letter-spacing="normal" fo:language="en" fo:country="US" fo:font-style="normal" style:text-underline-style="none" fo:font-weight="normal" fo:background-color="transparent" style:font-name-asian="Open Sans" style:font-size-asian="34pt" style:font-style-asian="normal" style:font-weight-asian="normal" style:font-name-complex="Open Sans" style:font-size-complex="3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1d1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Freeform 2" draw:style-name="gr1" draw:text-style-name="P1" draw:layer="layout" svg:width="50.799cm" svg:height="33.845cm" svg:x="0cm" svg:y="-1.084cm">
          <text:p/>
          <draw:enhanced-geometry draw:mirror-horizontal="false" draw:mirror-vertical="false" drawooo:sub-view-size="18288000 12184380" draw:text-areas="0 0 ?f0 ?f1" svg:viewBox="0 0 0 0" draw:type="ooxml-non-primitive" draw:enhanced-path="M 0 0 L 18288000 0 18288000 12184380 0 12184380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2" draw:text-style-name="P2" draw:layer="layout" svg:width="50.799cm" svg:height="15.886cm" svg:x="0cm" svg:y="2.359cm">
          <text:p/>
          <draw:enhanced-geometry draw:mirror-horizontal="false" draw:mirror-vertical="false" drawooo:sub-view-size="18288000 5719156" draw:text-areas="0 0 ?f0 ?f1" svg:viewBox="0 0 0 0" draw:type="ooxml-non-primitive" draw:enhanced-path="M 0 0 L 18288000 0 18288000 5719156 0 5719156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3" draw:text-style-name="P3" draw:layer="layout" svg:width="4.321cm" svg:height="1.512cm" svg:x="23.239cm" svg:y="25.718cm">
          <text:p/>
          <draw:enhanced-geometry draw:mirror-horizontal="false" draw:mirror-vertical="false" drawooo:sub-view-size="1555950 544583" draw:text-areas="0 0 ?f0 ?f1" svg:viewBox="0 0 0 0" draw:type="ooxml-non-primitive" draw:enhanced-path="M 0 0 L 1555950 0 1555950 544583 0 544583 0 0 Z N">
            <draw:equation draw:name="f0" draw:formula="logwidth"/>
            <draw:equation draw:name="f1" draw:formula="logheight"/>
          </draw:enhanced-geometry>
        </draw:custom-shape>
        <draw:custom-shape draw:name="TextBox 5" draw:style-name="gr4" draw:text-style-name="P5" draw:layer="layout" svg:width="42.157cm" svg:height="1.33cm" svg:x="4.321cm" svg:y="18.113cm">
          <text:p text:style-name="P4"><text:span text:style-name="T1">MOTTO DELL’EDIZION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Freeform 2" draw:style-name="gr6" draw:text-style-name="P7" draw:layer="layout" svg:width="50.799cm" svg:height="33.845cm" svg:x="0cm" svg:y="-1.084cm">
          <text:p/>
          <draw:enhanced-geometry draw:mirror-horizontal="false" draw:mirror-vertical="false" drawooo:sub-view-size="18288000 12184380" draw:text-areas="0 0 ?f0 ?f1" svg:viewBox="0 0 0 0" draw:type="ooxml-non-primitive" draw:enhanced-path="M 0 0 L 18288000 0 18288000 12184380 0 12184380 0 0 Z N">
            <draw:equation draw:name="f0" draw:formula="logwidth"/>
            <draw:equation draw:name="f1" draw:formula="logheight"/>
          </draw:enhanced-geometry>
        </draw:custom-shape>
        <draw:line draw:name="AutoShape 3" draw:style-name="gr7" draw:text-style-name="P8" draw:layer="layout" svg:x1="15.425cm" svg:y1="15.772cm" svg:x2="35.374cm" svg:y2="15.773cm">
          <text:p/>
        </draw:line>
        <draw:custom-shape draw:name="Freeform 4" draw:style-name="gr8" draw:text-style-name="P9" draw:layer="layout" svg:width="10.599cm" svg:height="3.314cm" svg:x="0cm" svg:y="0cm">
          <text:p/>
          <draw:enhanced-geometry draw:mirror-horizontal="false" draw:mirror-vertical="false" drawooo:sub-view-size="3815935 1193347" draw:text-areas="0 0 ?f0 ?f1" svg:viewBox="0 0 0 0" draw:type="ooxml-non-primitive" draw:enhanced-path="M 0 0 L 3815935 0 3815935 1193347 0 1193347 0 0 Z N">
            <draw:equation draw:name="f0" draw:formula="logwidth"/>
            <draw:equation draw:name="f1" draw:formula="logheight"/>
          </draw:enhanced-geometry>
        </draw:custom-shape>
        <draw:custom-shape draw:name="TextBox 5" draw:style-name="gr9" draw:text-style-name="P11" draw:layer="layout" svg:width="33.326cm" svg:height="4.74cm" svg:x="8.736cm" svg:y="10.629cm">
          <text:p text:style-name="P10"><text:span text:style-name="T2">TITOLO DEL TAL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" draw:text-style-name="P13" draw:layer="layout" svg:width="20.761cm" svg:height="1.184cm" svg:x="15.019cm" svg:y="16.707cm">
          <text:p text:style-name="P12"><text:span text:style-name="T3">NOME DELLO SPEA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" draw:text-style-name="P15" draw:layer="layout" svg:width="16.564cm" svg:height="0.74cm" svg:x="31.377cm" svg:y="25.294cm">
          <text:p text:style-name="P14"><text:span text:style-name="T4">MOTTO DELL’EDIZION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8" draw:style-name="gr12" draw:text-style-name="P16" draw:layer="layout" svg:width="4.321cm" svg:height="1.512cm" svg:x="23.239cm" svg:y="25.718cm">
          <text:p/>
          <draw:enhanced-geometry draw:mirror-horizontal="false" draw:mirror-vertical="false" drawooo:sub-view-size="1555950 544583" draw:text-areas="0 0 ?f0 ?f1" svg:viewBox="0 0 0 0" draw:type="ooxml-non-primitive" draw:enhanced-path="M 0 0 L 1555950 0 1555950 544583 0 544583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Freeform 2" draw:style-name="gr13" draw:text-style-name="P17" draw:layer="layout" svg:width="50.799cm" svg:height="33.845cm" svg:x="0cm" svg:y="-1.084cm">
          <text:p/>
          <draw:enhanced-geometry draw:mirror-horizontal="false" draw:mirror-vertical="false" drawooo:sub-view-size="18288000 12184380" draw:text-areas="0 0 ?f0 ?f1" svg:viewBox="0 0 0 0" draw:type="ooxml-non-primitive" draw:enhanced-path="M 0 0 L 18288000 0 18288000 12184380 0 12184380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14" draw:text-style-name="P18" draw:layer="layout" svg:width="10.599cm" svg:height="3.314cm" svg:x="0cm" svg:y="0cm">
          <text:p/>
          <draw:enhanced-geometry draw:mirror-horizontal="false" draw:mirror-vertical="false" drawooo:sub-view-size="3815935 1193347" draw:text-areas="0 0 ?f0 ?f1" svg:viewBox="0 0 0 0" draw:type="ooxml-non-primitive" draw:enhanced-path="M 0 0 L 3815935 0 3815935 1193347 0 1193347 0 0 Z N">
            <draw:equation draw:name="f0" draw:formula="logwidth"/>
            <draw:equation draw:name="f1" draw:formula="logheight"/>
          </draw:enhanced-geometry>
        </draw:custom-shape>
        <draw:custom-shape draw:name="TextBox 4" draw:style-name="gr15" draw:text-style-name="P20" draw:layer="layout" svg:width="10.001cm" svg:height="2.567cm" svg:x="20.399cm" svg:y="2.593cm">
          <text:p text:style-name="P19"><text:span text:style-name="T5">Titolo sl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6" draw:text-style-name="P22" draw:layer="layout" svg:width="10.099cm" svg:height="5.036cm" svg:x="20.35cm" svg:y="7.314cm">
          <text:p text:style-name="P21"><text:span text:style-name="T6">Immagine, Grafico, Testo, Video, ecc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17" draw:text-style-name="P23" draw:layer="layout" svg:width="4.321cm" svg:height="1.512cm" svg:x="23.239cm" svg:y="25.718cm">
          <text:p/>
          <draw:enhanced-geometry draw:mirror-horizontal="false" draw:mirror-vertical="false" drawooo:sub-view-size="1555950 544583" draw:text-areas="0 0 ?f0 ?f1" svg:viewBox="0 0 0 0" draw:type="ooxml-non-primitive" draw:enhanced-path="M 0 0 L 1555950 0 1555950 544583 0 544583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Freeform 2" draw:style-name="gr18" draw:text-style-name="P24" draw:layer="layout" svg:width="50.799cm" svg:height="33.845cm" svg:x="0cm" svg:y="-1.084cm">
          <text:p/>
          <draw:enhanced-geometry draw:mirror-horizontal="false" draw:mirror-vertical="false" drawooo:sub-view-size="18288000 12184380" draw:text-areas="0 0 ?f0 ?f1" svg:viewBox="0 0 0 0" draw:type="ooxml-non-primitive" draw:enhanced-path="M 0 0 L 18288000 0 18288000 12184380 0 12184380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19" draw:text-style-name="P25" draw:layer="layout" svg:width="10.599cm" svg:height="3.314cm" svg:x="0cm" svg:y="0cm">
          <text:p/>
          <draw:enhanced-geometry draw:mirror-horizontal="false" draw:mirror-vertical="false" drawooo:sub-view-size="3815935 1193347" draw:text-areas="0 0 ?f0 ?f1" svg:viewBox="0 0 0 0" draw:type="ooxml-non-primitive" draw:enhanced-path="M 0 0 L 3815935 0 3815935 1193347 0 1193347 0 0 Z N">
            <draw:equation draw:name="f0" draw:formula="logwidth"/>
            <draw:equation draw:name="f1" draw:formula="logheight"/>
          </draw:enhanced-geometry>
        </draw:custom-shape>
        <draw:custom-shape draw:name="TextBox 4" draw:style-name="gr20" draw:text-style-name="P20" draw:layer="layout" svg:width="10.001cm" svg:height="2.567cm" svg:x="20.399cm" svg:y="2.593cm">
          <text:p text:style-name="P19"><text:span text:style-name="T5">Titolo sl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1" draw:text-style-name="P22" draw:layer="layout" svg:width="10.099cm" svg:height="5.036cm" svg:x="20.35cm" svg:y="7.314cm">
          <text:p text:style-name="P21"><text:span text:style-name="T6">Immagine, Grafico, Testo, Video, ecc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2" draw:text-style-name="P26" draw:layer="layout" svg:width="4.321cm" svg:height="1.512cm" svg:x="23.239cm" svg:y="25.718cm">
          <text:p/>
          <draw:enhanced-geometry draw:mirror-horizontal="false" draw:mirror-vertical="false" drawooo:sub-view-size="1555950 544583" draw:text-areas="0 0 ?f0 ?f1" svg:viewBox="0 0 0 0" draw:type="ooxml-non-primitive" draw:enhanced-path="M 0 0 L 1555950 0 1555950 544583 0 544583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Freeform 2" draw:style-name="gr23" draw:text-style-name="P27" draw:layer="layout" svg:width="50.799cm" svg:height="33.845cm" svg:x="0cm" svg:y="-1.084cm">
          <text:p/>
          <draw:enhanced-geometry draw:mirror-horizontal="false" draw:mirror-vertical="false" drawooo:sub-view-size="18288000 12184380" draw:text-areas="0 0 ?f0 ?f1" svg:viewBox="0 0 0 0" draw:type="ooxml-non-primitive" draw:enhanced-path="M 0 0 L 18288000 0 18288000 12184380 0 12184380 0 0 Z N">
            <draw:equation draw:name="f0" draw:formula="logwidth"/>
            <draw:equation draw:name="f1" draw:formula="logheight"/>
          </draw:enhanced-geometry>
        </draw:custom-shape>
        <draw:line draw:name="AutoShape 3" draw:style-name="gr7" draw:text-style-name="P8" draw:layer="layout" svg:x1="18.954cm" svg:y1="8.86cm" svg:x2="38.903cm" svg:y2="8.861cm">
          <text:p/>
        </draw:line>
        <draw:custom-shape draw:name="Freeform 4" draw:style-name="gr24" draw:text-style-name="P28" draw:layer="layout" svg:width="10.599cm" svg:height="3.314cm" svg:x="0cm" svg:y="0cm">
          <text:p/>
          <draw:enhanced-geometry draw:mirror-horizontal="false" draw:mirror-vertical="false" drawooo:sub-view-size="3815935 1193347" draw:text-areas="0 0 ?f0 ?f1" svg:viewBox="0 0 0 0" draw:type="ooxml-non-primitive" draw:enhanced-path="M 0 0 L 3815935 0 3815935 1193347 0 1193347 0 0 Z N">
            <draw:equation draw:name="f0" draw:formula="logwidth"/>
            <draw:equation draw:name="f1" draw:formula="logheight"/>
          </draw:enhanced-geometry>
        </draw:custom-shape>
        <draw:g draw:name="Group 5" draw:style-name="gr25">
          <draw:custom-shape draw:name="Freeform 6" draw:style-name="gr26" draw:text-style-name="P29" draw:layer="layout" svg:width="16.022cm" svg:height="16.022cm" svg:x="2.931cm" svg:y="9.695cm">
            <text:p/>
            <draw:enhanced-geometry draw:mirror-horizontal="false" draw:mirror-vertical="false" drawooo:sub-view-size="812800 812800" draw:text-areas="0 0 ?f0 ?f1" svg:viewBox="0 0 0 0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7" draw:style-name="gr27" draw:text-style-name="P11" draw:layer="layout" svg:width="40.384cm" svg:height="9.481cm" svg:x="8.736cm" svg:y="-0.437cm">
          <text:p text:style-name="P10"><text:span text:style-name="T2">NOME E COGNOME DELLO SPEA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8" draw:text-style-name="P15" draw:layer="layout" svg:width="16.564cm" svg:height="0.74cm" svg:x="31.377cm" svg:y="25.294cm">
          <text:p text:style-name="P14"><text:span text:style-name="T4">MOTTO DELL’EDIZION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9" draw:text-style-name="P13" draw:layer="layout" svg:width="20.761cm" svg:height="1.184cm" svg:x="20.532cm" svg:y="17.994cm">
          <text:p text:style-name="P12"><text:span text:style-name="T3">SOC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3" draw:layer="layout" svg:width="20.761cm" svg:height="1.184cm" svg:x="20.532cm" svg:y="16.145cm">
          <text:p text:style-name="P12"><text:span text:style-name="T3">CONTAT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1" draw:text-style-name="P13" draw:layer="layout" svg:width="3.17cm" svg:height="1.184cm" svg:x="9.014cm" svg:y="16.999cm">
          <text:p text:style-name="P12"><text:span text:style-name="T3">FO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2" draw:style-name="gr32" draw:text-style-name="P30" draw:layer="layout" svg:width="4.321cm" svg:height="1.512cm" svg:x="23.239cm" svg:y="25.718cm">
          <text:p/>
          <draw:enhanced-geometry draw:mirror-horizontal="false" draw:mirror-vertical="false" drawooo:sub-view-size="1555950 544583" draw:text-areas="0 0 ?f0 ?f1" svg:viewBox="0 0 0 0" draw:type="ooxml-non-primitive" draw:enhanced-path="M 0 0 L 1555950 0 1555950 544583 0 544583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Freeform 2" draw:style-name="gr33" draw:text-style-name="P31" draw:layer="layout" svg:width="50.799cm" svg:height="33.845cm" svg:x="0cm" svg:y="-1.084cm">
          <text:p/>
          <draw:enhanced-geometry draw:mirror-horizontal="false" draw:mirror-vertical="false" drawooo:sub-view-size="18288000 12184380" draw:text-areas="0 0 ?f0 ?f1" svg:viewBox="0 0 0 0" draw:type="ooxml-non-primitive" draw:enhanced-path="M 0 0 L 18288000 0 18288000 12184380 0 12184380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34" draw:text-style-name="P32" draw:layer="layout" svg:width="50.799cm" svg:height="15.886cm" svg:x="0cm" svg:y="2.359cm">
          <text:p/>
          <draw:enhanced-geometry draw:mirror-horizontal="false" draw:mirror-vertical="false" drawooo:sub-view-size="18288000 5719156" draw:text-areas="0 0 ?f0 ?f1" svg:viewBox="0 0 0 0" draw:type="ooxml-non-primitive" draw:enhanced-path="M 0 0 L 18288000 0 18288000 5719156 0 5719156 0 0 Z N">
            <draw:equation draw:name="f0" draw:formula="logwidth"/>
            <draw:equation draw:name="f1" draw:formula="logheight"/>
          </draw:enhanced-geometry>
        </draw:custom-shape>
        <draw:custom-shape draw:name="TextBox 4" draw:style-name="gr35" draw:text-style-name="P5" draw:layer="layout" svg:width="42.157cm" svg:height="1.33cm" svg:x="4.321cm" svg:y="18.113cm">
          <text:p text:style-name="P4"><text:span text:style-name="T1">MOTTO DELL’EDIZION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36" draw:text-style-name="P33" draw:layer="layout" svg:width="4.321cm" svg:height="1.512cm" svg:x="23.239cm" svg:y="25.718cm">
          <text:p/>
          <draw:enhanced-geometry draw:mirror-horizontal="false" draw:mirror-vertical="false" drawooo:sub-view-size="1555950 544583" draw:text-areas="0 0 ?f0 ?f1" svg:viewBox="0 0 0 0" draw:type="ooxml-non-primitive" draw:enhanced-path="M 0 0 L 1555950 0 1555950 544583 0 544583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Bold" svg:font-family="'Montserrat 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 Bold" svg:font-family="'Open Sans Bold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A20000006C09951A28E.jpg" xlink:type="simple" xlink:show="embed" xlink:actuate="onLoad"/>
    <draw:fill-image draw:name="msFillBitmap_20_10" draw:display-name="msFillBitmap 10" xlink:href="Pictures/1000000000000A20000006C09951A28E.jpg" xlink:type="simple" xlink:show="embed" xlink:actuate="onLoad"/>
    <draw:fill-image draw:name="msFillBitmap_20_11" draw:display-name="msFillBitmap 11" xlink:href="Pictures/1000528D00001E630000099DB76F2EE1.svg" xlink:type="simple" xlink:show="embed" xlink:actuate="onLoad"/>
    <draw:fill-image draw:name="msFillBitmap_20_12" draw:display-name="msFillBitmap 12" xlink:href="Pictures/10000001000001020000005B94AD645E.png" xlink:type="simple" xlink:show="embed" xlink:actuate="onLoad"/>
    <draw:fill-image draw:name="msFillBitmap_20_13" draw:display-name="msFillBitmap 13" xlink:href="Pictures/1000000000000A20000006C09951A28E.jpg" xlink:type="simple" xlink:show="embed" xlink:actuate="onLoad"/>
    <draw:fill-image draw:name="msFillBitmap_20_14" draw:display-name="msFillBitmap 14" xlink:href="Pictures/1000528D00001E630000099DB76F2EE1.svg" xlink:type="simple" xlink:show="embed" xlink:actuate="onLoad"/>
    <draw:fill-image draw:name="msFillBitmap_20_15" draw:display-name="msFillBitmap 15" xlink:href="Pictures/10000001000001020000005B94AD645E.png" xlink:type="simple" xlink:show="embed" xlink:actuate="onLoad"/>
    <draw:fill-image draw:name="msFillBitmap_20_16" draw:display-name="msFillBitmap 16" xlink:href="Pictures/1000000000000A20000006C09951A28E.jpg" xlink:type="simple" xlink:show="embed" xlink:actuate="onLoad"/>
    <draw:fill-image draw:name="msFillBitmap_20_17" draw:display-name="msFillBitmap 17" xlink:href="Pictures/1000528D00001E630000099DB76F2EE1.svg" xlink:type="simple" xlink:show="embed" xlink:actuate="onLoad"/>
    <draw:fill-image draw:name="msFillBitmap_20_18" draw:display-name="msFillBitmap 18" xlink:href="Pictures/10000001000001020000005B94AD645E.png" xlink:type="simple" xlink:show="embed" xlink:actuate="onLoad"/>
    <draw:fill-image draw:name="msFillBitmap_20_2" draw:display-name="msFillBitmap 2" xlink:href="Pictures/1000528D00001E630000099DB76F2EE1.svg" xlink:type="simple" xlink:show="embed" xlink:actuate="onLoad"/>
    <draw:fill-image draw:name="msFillBitmap_20_3" draw:display-name="msFillBitmap 3" xlink:href="Pictures/10000001000001020000005B94AD645E.png" xlink:type="simple" xlink:show="embed" xlink:actuate="onLoad"/>
    <draw:fill-image draw:name="msFillBitmap_20_4" draw:display-name="msFillBitmap 4" xlink:href="Pictures/1000000000000A20000006C09951A28E.jpg" xlink:type="simple" xlink:show="embed" xlink:actuate="onLoad"/>
    <draw:fill-image draw:name="msFillBitmap_20_5" draw:display-name="msFillBitmap 5" xlink:href="Pictures/1000528D00001E630000099DB76F2EE1.svg" xlink:type="simple" xlink:show="embed" xlink:actuate="onLoad"/>
    <draw:fill-image draw:name="msFillBitmap_20_6" draw:display-name="msFillBitmap 6" xlink:href="Pictures/10000001000001020000005B94AD645E.png" xlink:type="simple" xlink:show="embed" xlink:actuate="onLoad"/>
    <draw:fill-image draw:name="msFillBitmap_20_7" draw:display-name="msFillBitmap 7" xlink:href="Pictures/1000000000000A20000006C09951A28E.jpg" xlink:type="simple" xlink:show="embed" xlink:actuate="onLoad"/>
    <draw:fill-image draw:name="msFillBitmap_20_8" draw:display-name="msFillBitmap 8" xlink:href="Pictures/1000528D00001E630000099DB76F2EE1.svg" xlink:type="simple" xlink:show="embed" xlink:actuate="onLoad"/>
    <draw:fill-image draw:name="msFillBitmap_20_9" draw:display-name="msFillBitmap 9" xlink:href="Pictures/10000001000001020000005B94AD64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4.772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4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32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7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p text:style-name="MP18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2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20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31" draw:text-style-name="MP26" draw:layer="backgroundobjects" svg:width="11.222cm" svg:height="1.776cm" svg:x="1.27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3" presentation:style-name="Mpr32" draw:text-style-name="MP2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6" draw:layer="backgroundobjects" svg:width="11.226cm" svg:height="1.776cm" svg:x="12.903cm" svg:y="4.264cm" presentation:class="outline" presentation:user-transformed="true">
        <draw:text-box>
          <text:p text:style-name="MP25"><text:span text:style-name="MT10">Click to edit Master text styles</text:span></text:p>
        </draw:text-box>
      </draw:frame>
      <draw:frame draw:name="Content Placeholder 5" presentation:style-name="Mpr32" draw:text-style-name="MP2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2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33" draw:layer="backgroundobjects" svg:width="8.355cm" svg:height="13.03cm" svg:x="1.27cm" svg:y="3.986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31"><text:span text:style-name="MT12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33" draw:layer="backgroundobjects" svg:width="15.239cm" svg:height="2.235cm" svg:x="4.979cm" svg:y="14.909cm" presentation:class="outline" presentation:user-transformed="true">
        <draw:text-box>
          <text:p text:style-name="MP32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8-16T00:00:00</meta:creation-date>
    <dc:date>2011-08-01T06:04:30</dc:date>
    <meta:editing-cycles>1</meta:editing-cycles>
    <dc:title>Pitch Deck</dc:title>
    <meta:editing-duration>P0D</meta:editing-duration>
    <meta:generator>LibreOffice/24.2.7.2$Linux_X86_64 LibreOffice_project/420$Build-2</meta:generator>
    <meta:document-statistic meta:object-count="183"/>
    <meta:user-defined meta:name="AppVersion">14.0000</meta:user-defined>
    <meta:user-defined meta:name="OOXMLCorePropertyIdentifier">DAGicPwYvek</meta:user-defined>
    <meta:user-defined meta:name="PresentationFormat">On-screen Show (4:3)</meta:user-defined>
  </office:meta>
</office:document-meta>
</file>